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Times New Roman" fo:font-size="14pt" officeooo:paragraph-rsid="000df781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Times New Roman" fo:font-size="14pt" officeooo:paragraph-rsid="000f713c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Times New Roman" fo:font-size="14pt" officeooo:paragraph-rsid="00188f17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Times New Roman" fo:font-size="14pt" officeooo:rsid="000f713c" officeooo:paragraph-rsid="000f713c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Times New Roman" fo:font-size="14pt" officeooo:rsid="00110741" officeooo:paragraph-rsid="00110741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Times New Roman" fo:font-size="14pt" officeooo:rsid="0012ccd3" officeooo:paragraph-rsid="0012ccd3" style:font-size-asian="14pt" style:font-size-complex="14pt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paragraph-properties fo:line-height="150%"/>
      <style:text-properties officeooo:paragraph-rsid="00029dad"/>
    </style:style>
    <style:style style:name="P10" style:family="paragraph" style:parent-style-name="Standard">
      <style:paragraph-properties fo:line-height="150%"/>
      <style:text-properties officeooo:paragraph-rsid="00038199"/>
    </style:style>
    <style:style style:name="P11" style:family="paragraph" style:parent-style-name="Standard">
      <style:paragraph-properties fo:line-height="150%"/>
      <style:text-properties officeooo:paragraph-rsid="000871b8"/>
    </style:style>
    <style:style style:name="P12" style:family="paragraph" style:parent-style-name="Standard">
      <style:paragraph-properties fo:line-height="150%"/>
      <style:text-properties officeooo:paragraph-rsid="001a96bf"/>
    </style:style>
    <style:style style:name="P13" style:family="paragraph" style:parent-style-name="Title">
      <style:paragraph-properties fo:line-height="150%"/>
      <style:text-properties style:font-name="Times New Roman" fo:font-size="14pt" style:font-size-asian="14pt" style:font-size-complex="14pt"/>
    </style:style>
    <style:style style:name="P14" style:family="paragraph" style:parent-style-name="Heading_20_3">
      <style:text-properties officeooo:paragraph-rsid="00190d77"/>
    </style:style>
    <style:style style:name="P15" style:family="paragraph" style:parent-style-name="Standard" style:list-style-name="List_20_1">
      <style:paragraph-properties fo:line-height="150%"/>
      <style:text-properties style:font-name="Times New Roman" fo:font-size="14pt" style:font-size-asian="14pt" style:font-size-complex="14pt"/>
    </style:style>
    <style:style style:name="P16" style:family="paragraph" style:parent-style-name="Standard" style:list-style-name="List_20_1">
      <style:paragraph-properties fo:line-height="150%"/>
      <style:text-properties style:font-name="Times New Roman" fo:font-size="14pt" officeooo:paragraph-rsid="00148cbb" style:font-size-asian="14pt" style:font-size-complex="14pt"/>
    </style:style>
    <style:style style:name="P17" style:family="paragraph" style:parent-style-name="Standard" style:list-style-name="Numbering_20_123">
      <style:paragraph-properties fo:line-height="150%"/>
      <style:text-properties style:font-name="Times New Roman" fo:font-size="14pt" officeooo:paragraph-rsid="000df781" style:font-size-asian="14pt" style:font-size-complex="14pt"/>
    </style:style>
    <style:style style:name="P18" style:family="paragraph" style:parent-style-name="Standard" style:list-style-name="Numbering_20_123">
      <style:paragraph-properties fo:line-height="150%"/>
      <style:text-properties style:font-name="Times New Roman" fo:font-size="14pt" officeooo:rsid="000df781" officeooo:paragraph-rsid="000df781" style:font-size-asian="14pt" style:font-size-complex="14pt"/>
    </style:style>
    <style:style style:name="P19" style:family="paragraph" style:parent-style-name="Standard" style:list-style-name="List_20_1">
      <style:paragraph-properties fo:line-height="150%"/>
      <style:text-properties style:font-name="Times New Roman" fo:font-size="14pt" officeooo:rsid="000df781" officeooo:paragraph-rsid="000f713c" style:font-size-asian="14pt" style:font-size-complex="14pt"/>
    </style:style>
    <style:style style:name="P20" style:family="paragraph" style:parent-style-name="Standard" style:list-style-name="Numbering_20_123">
      <style:paragraph-properties fo:line-height="150%"/>
      <style:text-properties style:font-name="Times New Roman" fo:font-size="14pt" officeooo:rsid="000e93db" officeooo:paragraph-rsid="000e93db" style:font-size-asian="14pt" style:font-size-complex="14pt"/>
    </style:style>
    <style:style style:name="P21" style:family="paragraph" style:parent-style-name="Standard" style:list-style-name="List_20_1">
      <style:paragraph-properties fo:line-height="150%"/>
      <style:text-properties style:font-name="Times New Roman" fo:font-size="14pt" officeooo:rsid="000f713c" officeooo:paragraph-rsid="000f713c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Times New Roman" fo:font-size="14pt" officeooo:rsid="00110741" officeooo:paragraph-rsid="00110741" style:font-size-asian="14pt" style:font-size-complex="14pt"/>
    </style:style>
    <style:style style:name="P23" style:family="paragraph" style:parent-style-name="Standard" style:list-style-name="List_20_1">
      <style:paragraph-properties fo:line-height="150%"/>
    </style:style>
    <style:style style:name="P24" style:family="paragraph" style:parent-style-name="Standard" style:list-style-name="List_20_1">
      <style:paragraph-properties fo:line-height="150%"/>
      <style:text-properties officeooo:paragraph-rsid="000f713c"/>
    </style:style>
    <style:style style:name="P25" style:family="paragraph" style:parent-style-name="Standard" style:list-style-name="List_20_1">
      <style:paragraph-properties fo:line-height="150%"/>
      <style:text-properties officeooo:paragraph-rsid="00148cbb"/>
    </style:style>
    <style:style style:name="P26" style:family="paragraph" style:parent-style-name="Standard" style:list-style-name="Numbering_20_123">
      <style:paragraph-properties fo:line-height="150%"/>
      <style:text-properties officeooo:paragraph-rsid="000e93db"/>
    </style:style>
    <style:style style:name="P27" style:family="paragraph" style:parent-style-name="Standard" style:list-style-name="Numbering_20_123">
      <style:paragraph-properties fo:line-height="150%"/>
      <style:text-properties officeooo:rsid="000e93db" officeooo:paragraph-rsid="000e93db"/>
    </style:style>
    <style:style style:name="P28" style:family="paragraph" style:parent-style-name="Standard" style:list-style-name="List_20_1">
      <style:paragraph-properties fo:line-height="150%"/>
      <style:text-properties officeooo:rsid="0017be0f" officeooo:paragraph-rsid="0017be0f"/>
    </style:style>
    <style:style style:name="T1" style:family="text">
      <style:text-properties officeooo:rsid="00029dad"/>
    </style:style>
    <style:style style:name="T2" style:family="text">
      <style:text-properties style:font-name="Liberation Sans" fo:font-size="16.1000003814697pt" fo:font-weight="bold" officeooo:rsid="00029da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" style:family="text">
      <style:text-properties style:font-name="Liberation Sans" fo:font-size="18.2000007629395pt" fo:font-weight="bold" officeooo:rsid="000c9c8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officeooo:rsid="00029dad" style:font-size-asian="14pt" style:font-size-complex="14pt"/>
    </style:style>
    <style:style style:name="T6" style:family="text">
      <style:text-properties style:font-name="Times New Roman" fo:font-size="14pt" officeooo:rsid="00038199" style:font-size-asian="14pt" style:font-size-complex="14pt"/>
    </style:style>
    <style:style style:name="T7" style:family="text">
      <style:text-properties style:font-name="Times New Roman" fo:font-size="14pt" officeooo:rsid="000871b8" style:font-size-asian="14pt" style:font-size-complex="14pt"/>
    </style:style>
    <style:style style:name="T8" style:family="text">
      <style:text-properties style:font-name="Times New Roman" fo:font-size="14pt" officeooo:rsid="0009e970" style:font-size-asian="14pt" style:font-size-complex="14pt"/>
    </style:style>
    <style:style style:name="T9" style:family="text">
      <style:text-properties style:font-name="Times New Roman" fo:font-size="14pt" officeooo:rsid="000aee3a" style:font-size-asian="14pt" style:font-size-complex="14pt"/>
    </style:style>
    <style:style style:name="T10" style:family="text">
      <style:text-properties style:font-name="Times New Roman" fo:font-size="14pt" officeooo:rsid="000df781" style:font-size-asian="14pt" style:font-size-complex="14pt"/>
    </style:style>
    <style:style style:name="T11" style:family="text">
      <style:text-properties style:font-name="Times New Roman" fo:font-size="14pt" officeooo:rsid="000e93db" style:font-size-asian="14pt" style:font-size-complex="14pt"/>
    </style:style>
    <style:style style:name="T12" style:family="text">
      <style:text-properties style:font-name="Times New Roman" fo:font-size="14pt" officeooo:rsid="000f713c" style:font-size-asian="14pt" style:font-size-complex="14pt"/>
    </style:style>
    <style:style style:name="T13" style:family="text">
      <style:text-properties style:font-name="Times New Roman" fo:font-size="14pt" officeooo:rsid="0012ccd3" style:font-size-asian="14pt" style:font-size-complex="14pt"/>
    </style:style>
    <style:style style:name="T14" style:family="text">
      <style:text-properties style:font-name="Times New Roman" fo:font-size="14pt" officeooo:rsid="0013bd8f" style:font-size-asian="14pt" style:font-size-complex="14pt"/>
    </style:style>
    <style:style style:name="T15" style:family="text">
      <style:text-properties style:font-name="Times New Roman" fo:font-size="14pt" officeooo:rsid="00148cbb" style:font-size-asian="14pt" style:font-size-complex="14pt"/>
    </style:style>
    <style:style style:name="T16" style:family="text">
      <style:text-properties style:font-name="Times New Roman" fo:font-size="14pt" officeooo:rsid="0015bafb" style:font-size-asian="14pt" style:font-size-complex="14pt"/>
    </style:style>
    <style:style style:name="T17" style:family="text">
      <style:text-properties style:font-name="Times New Roman" fo:font-size="14pt" officeooo:rsid="00190d77" style:font-size-asian="14pt" style:font-size-complex="14pt"/>
    </style:style>
    <style:style style:name="T18" style:family="text">
      <style:text-properties style:font-name="Times New Roman" fo:font-size="14pt" officeooo:rsid="001a96bf" style:font-size-asian="14pt" style:font-size-complex="14pt"/>
    </style:style>
    <style:style style:name="T19" style:family="text">
      <style:text-properties style:font-name="Times New Roman" fo:font-size="14pt" officeooo:rsid="001cf2d3" style:font-size-asian="14pt" style:font-size-complex="14pt"/>
    </style:style>
    <style:style style:name="T20" style:family="text">
      <style:text-properties style:font-name="Times New Roman" fo:font-size="14pt" officeooo:rsid="001dd476" style:font-size-asian="14pt" style:font-size-complex="14pt"/>
    </style:style>
    <style:style style:name="T21" style:family="text">
      <style:text-properties style:font-name="Times New Roman" fo:font-size="14pt" officeooo:rsid="0021ef43" style:font-size-asian="14pt" style:font-size-complex="14pt"/>
    </style:style>
    <style:style style:name="T22" style:family="text">
      <style:text-properties style:font-name="Times New Roman" fo:font-size="14pt" officeooo:rsid="0021f651" style:font-size-asian="14pt" style:font-size-complex="14pt"/>
    </style:style>
    <style:style style:name="T23" style:family="text">
      <style:text-properties officeooo:rsid="000c2b63"/>
    </style:style>
    <style:style style:name="T24" style:family="text">
      <style:text-properties officeooo:rsid="000df781"/>
    </style:style>
    <style:style style:name="T25" style:family="text">
      <style:text-properties officeooo:rsid="000e93db"/>
    </style:style>
    <style:style style:name="T26" style:family="text">
      <style:text-properties officeooo:rsid="00110741"/>
    </style:style>
    <style:style style:name="T27" style:family="text">
      <style:text-properties officeooo:rsid="0012ccd3"/>
    </style:style>
    <style:style style:name="T28" style:family="text">
      <style:text-properties officeooo:rsid="00188f17"/>
    </style:style>
    <style:style style:name="T29" style:family="text">
      <style:text-properties officeooo:rsid="00190d77"/>
    </style:style>
    <style:style style:name="T30" style:family="text">
      <style:text-properties officeooo:rsid="001ba66d"/>
    </style:style>
    <style:style style:name="T31" style:family="text">
      <style:text-properties officeooo:rsid="001cf2d3"/>
    </style:style>
    <style:style style:name="T32" style:family="text">
      <style:text-properties officeooo:rsid="001daecd"/>
    </style:style>
    <style:style style:name="T33" style:family="text">
      <style:text-properties officeooo:rsid="00252e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Технічне завдання</text:p>
      <text:h text:style-name="Heading_20_1" text:outline-level="1">1. Загальні положення</text:h>
      <text:h text:style-name="Heading_20_2" text:outline-level="2">1.1. Найменування про<text:span text:style-name="T2">дукту</text:span></text:h>
      <text:p text:style-name="P9"><text:span text:style-name="T4">Повне найменування системи: "</text:span><text:span text:style-name="T5">Система ведення обліку внутрішньоофісних витрат</text:span><text:span text:style-name="T4">" (надалі "</text:span><text:span text:style-name="T5">система</text:span><text:span text:style-name="T4">"). Коротка назва програмної системи — "</text:span><text:span text:style-name="T5">Облік внутрішньоофісних витрат</text:span><text:span text:style-name="T4">".</text:span></text:p>
      <text:h text:style-name="Heading_20_2" text:outline-level="2">1.2. Призначення розробки та область застосування</text:h>
      <text:p text:style-name="P10"><text:span text:style-name="T4">Програмна система "</text:span><text:span text:style-name="T5">Система ведення обліку внутрішньоофісних витрат</text:span><text:span text:style-name="T4">" призначена для збору, обробки та відображення даних про </text:span><text:span text:style-name="T5">внутрішньоофісн</text:span><text:span text:style-name="T6">і</text:span><text:span text:style-name="T5"> витрат</text:span><text:span text:style-name="T6">и</text:span><text:span text:style-name="T4">. </text:span><text:span text:style-name="T6">Система передбачає автоматизацію введення первинних документів про </text:span><text:span text:style-name="T5">внутрішньоофісн</text:span><text:span text:style-name="T6">і витрати, процедур нормування витрат по підрозділах та видах витрат, формування необхідних для функцій управління та обліку звітів</text:span><text:span text:style-name="T4">. Система може бути впроваджена </text:span><text:span text:style-name="T6">для</text:span><text:span text:style-name="T4"> </text:span><text:span text:style-name="T6">використання в</text:span><text:span text:style-name="T4"> </text:span><text:span text:style-name="T6">малих та середніх установах, організаціях і підприємствах.</text:span></text:p>
      <text:h text:style-name="Heading_20_2" text:outline-level="2">1.3.Мета</text:h>
      <text:p text:style-name="P11"><text:span text:style-name="T4">Програмна система "</text:span><text:span text:style-name="T5">Система ведення обліку внутрішньоофісних витрат</text:span><text:span text:style-name="T4">" дозволить підвищити ефективність роботи </text:span><text:span text:style-name="T7">співробітників офісів, відповідальних за </text:span><text:span text:style-name="T5">облік внутрішньоофісних витрат, </text:span><text:span text:style-name="T7">забезпечить точність та своєчасність інформації для бухгалтерського обліку, зробить процес </text:span><text:span text:style-name="T5">внутрішньоофісних витрат </text:span><text:span text:style-name="T7">прозорим, контрольованим </text:span><text:span text:style-name="T8">та керованим</text:span><text:span text:style-name="T4">.</text:span></text:p>
      <text:h text:style-name="Heading_20_2" text:outline-level="2">1.4. Найменування розробника та замовника.</text:h>
      <text:p text:style-name="P8"><text:span text:style-name="T4">Розробник даного продукту - студент </text:span><text:span text:style-name="T9">Харченко Ю. Б.</text:span><text:span text:style-name="T4"> (надалі "розробник").</text:span></text:p>
      <text:p text:style-name="P1">Замовник програмного продукту - <text:span text:style-name="T23">к</text:span>афедра інформаційних систем і технологій</text:p>
      <text:p text:style-name="P1">НУБіП України в межах виконання курсової з дисципліни «Технологія програмування та адміністрування баз даних» (надалі замовник).</text:p>
      <text:h text:style-name="Heading_20_1" text:outline-level="1"><text:soft-page-break/>2. Підстава для розробки</text:h>
      <text:h text:style-name="Heading_20_2" text:outline-level="2">2.1. Документ на підставі якого ведеться розробка</text:h>
      <text:p text:style-name="P1">Робота ведеться на підставі навчального плану за спеціалізацією “Економічна</text:p>
      <text:p text:style-name="P1">кібернетика” наказу про закріплення тем курсових робіт за студентами.</text:p>
      <text:h text:style-name="Heading_20_1" text:outline-level="1">3. Вимоги до <text:span text:style-name="T3">системи</text:span></text:h>
      <text:h text:style-name="Heading_20_2" text:outline-level="2">3.1. Вимоги до функціональних характеристик.</text:h>
      <text:h text:style-name="Heading_20_3" text:outline-level="3">3.1.1. Загальні вимоги</text:h>
      <text:p text:style-name="P1">Програмна система має забезпечувати:</text:p>
      <text:list xml:id="list3068771735" text:style-name="List_20_1">
        <text:list-item>
          <text:p text:style-name="P15">можливість дистанційної роботи з робочих станцій локальної та глобальної мережі підприємства;</text:p>
        </text:list-item>
        <text:list-item>
          <text:p text:style-name="P15">інтерфейс користувача, що не залежить від операційної системи;</text:p>
        </text:list-item>
        <text:list-item>
          <text:p text:style-name="P23"><text:span text:style-name="T4">постійний доступ користувачів до </text:span><text:span text:style-name="T21">системи</text:span><text:span text:style-name="T4">;</text:span></text:p>
        </text:list-item>
        <text:list-item>
          <text:p text:style-name="P15">оптимальне збереження даних (за обсягом та структурою);</text:p>
        </text:list-item>
        <text:list-item>
          <text:p text:style-name="P15">аутентифікацію користувачів та захист інформації від несанкціонованого доступу;</text:p>
        </text:list-item>
        <text:list-item>
          <text:p text:style-name="P15">надійне збереження даних та можливість відновлення даних у випадку непередбачуваних збоїв системи;</text:p>
        </text:list-item>
        <text:list-item>
          <text:p text:style-name="P15">створення <text:span text:style-name="T24">архівів</text:span> даних, що не використовуються протягом визначеного терміну;</text:p>
        </text:list-item>
        <text:list-item>
          <text:p text:style-name="P15">можливість модернізації системи через зміну функціональних потреб користувача або модернізацію обладнання.</text:p>
        </text:list-item>
      </text:list>
      <text:h text:style-name="Heading_20_3" text:outline-level="3">3.1.1. Склад виконуваних функцій</text:h>
      <text:p text:style-name="P2"><text:span text:style-name="T1">Система ведення обліку внутрішньоофісних витрат </text:span><text:span text:style-name="T24">передбачає реалізацію таких функцій</text:span>:</text:p>
      <text:list xml:id="list1544570273" text:style-name="Numbering_20_123">
        <text:list-item>
          <text:p text:style-name="P17"><text:span text:style-name="T24">Ведення переліку співробітників офісу, яким надано право робити </text:span><text:span text:style-name="T1">внутрішньоофісн</text:span><text:span text:style-name="T24">і витрати</text:span>.</text:p>
        </text:list-item>
        <text:list-item>
          <text:p text:style-name="P18">Ведення дворівневої структури офісу: офіс — відділи.</text:p>
        </text:list-item>
        <text:list-item>
          <text:p text:style-name="P18">Ведення класифікатора <text:span text:style-name="T1">внутрішньоофісних витрат.</text:span></text:p>
        </text:list-item>
        <text:list-item>
          <text:p text:style-name="P20"><text:soft-page-break/>Ведення нормативної бази <text:s/><text:span text:style-name="T1">внутрішньоофісних витрат.</text:span></text:p>
        </text:list-item>
        <text:list-item>
          <text:p text:style-name="P18">Підтримка розмежування адміністративних та користувацьких прав щодо ведення нормативів <text:span text:style-name="T1">внутрішньоофісних витрат.</text:span></text:p>
        </text:list-item>
        <text:list-item>
          <text:p text:style-name="P26"><text:span text:style-name="T11">Облік первинних документів про </text:span><text:span text:style-name="T5">внутрішньоофісн</text:span><text:span text:style-name="T11">і</text:span><text:span text:style-name="T5"> витрат</text:span><text:span text:style-name="T11">и, обробка зміни станів документів (“workflow”).</text:span></text:p>
        </text:list-item>
        <text:list-item>
          <text:p text:style-name="P27"><text:span text:style-name="T4">Контроль та реагування на події пов’язані з порушенням норм </text:span><text:span text:style-name="T5">внутрішньоофісн</text:span><text:span text:style-name="T4">их</text:span><text:span text:style-name="T5"> витрат.</text:span></text:p>
        </text:list-item>
        <text:list-item>
          <text:p text:style-name="P27"><text:span text:style-name="T5">Ф</text:span><text:span text:style-name="T4">ормування звітів для бухгалтерського обліку та управлінських функцій.</text:span></text:p>
        </text:list-item>
        <text:list-item>
          <text:p text:style-name="P27"><text:span text:style-name="T5">В</text:span><text:span text:style-name="T4">едення архіву документів та нормативів минулих періодів.</text:span></text:p>
        </text:list-item>
      </text:list>
      <text:h text:style-name="Heading_20_3" text:outline-level="3">3.1.2. Організація вхідних і вихідних даних</text:h>
      <text:p text:style-name="P3">Вхідними даними є:</text:p>
      <text:list xml:id="list154244058833357" text:continue-list="list3068771735" text:style-name="List_20_1">
        <text:list-item>
          <text:p text:style-name="P24"><text:span text:style-name="T4">дані про </text:span><text:span text:style-name="T12">дворівневу </text:span><text:span text:style-name="T10">структури офісу;</text:span></text:p>
        </text:list-item>
        <text:list-item>
          <text:p text:style-name="P21">перелік співробітників офісу, яким надано право робити внутрішньоофісні витрати;</text:p>
        </text:list-item>
        <text:list-item>
          <text:p text:style-name="P19">класифікатор <text:span text:style-name="T1">внутрішньоофісних витрат;</text:span></text:p>
        </text:list-item>
        <text:list-item>
          <text:p text:style-name="P21">нормативна база <text:span text:style-name="T1">внутрішньоофісних витрат;</text:span></text:p>
        </text:list-item>
        <text:list-item>
          <text:p text:style-name="P21">дані <text:span text:style-name="T25">первинних документів про </text:span><text:span text:style-name="T1">внутрішньоофісн</text:span><text:span text:style-name="T25">і</text:span><text:span text:style-name="T1"> витрат</text:span><text:span text:style-name="T25">и.</text:span></text:p>
        </text:list-item>
      </text:list>
      <text:p text:style-name="P5">Вхідні <text:span text:style-name="T26">дані можуть бути введені через екранні форми або завантажені з текстових файлів імпорту визначених форматів.</text:span></text:p>
      <text:p text:style-name="P5">Вихідними даними є:</text:p>
      <text:p text:style-name="P6">екранні форми, які відображають результати запитів до бази даних;</text:p>
      <text:p text:style-name="P6">звіти, які можуть бути отримані як файли в форматі pdf;</text:p>
      <text:p text:style-name="P6">експорту даних в текстові файли визначених форматів.</text:p>
      <text:h text:style-name="Heading_20_3" text:outline-level="3">3.1.3. Часові характеристики і розмір пам'яті, необхідної для роботи програми.</text:h>
      <text:p text:style-name="P1">Час реакції програми на дії користувача (маніпуляції з пристроями введення даних) не повинен перевищувати 0,25 с.</text:p>
      <text:p text:style-name="P1">Час виконання команд меню не більше <text:span text:style-name="T27">3</text:span> с.</text:p>
      <text:p text:style-name="P1">Відображення масивів даних за запитами не більше 3<text:span text:style-name="T27">0</text:span> <text:span text:style-name="T27">с</text:span>.</text:p>
      <text:p text:style-name="P1">Доступність БД – цілодобово.</text:p>
      <text:p text:style-name="P1"><text:soft-page-break/>Операції з’єднання з БД не більше <text:span text:style-name="T27">30</text:span> <text:span text:style-name="T27">с</text:span>.</text:p>
      <text:p text:style-name="P8"><text:span text:style-name="T4">Обсяг оперативної пам'яті, необхідний для роботи </text:span><text:span text:style-name="T14">сервера </text:span><text:span text:style-name="T13">системи</text:span><text:span text:style-name="T4"> не менше </text:span><text:span text:style-name="T13">2</text:span><text:span text:style-name="T4">Гб.</text:span></text:p>
      <text:p text:style-name="P8"><text:span text:style-name="T4">Дисковій простір, необхідний для </text:span><text:span text:style-name="T14">сервера системи </text:span><text:span text:style-name="T4">не більше </text:span><text:span text:style-name="T13">25Gb</text:span><text:span text:style-name="T4">.</text:span></text:p>
      <text:p text:style-name="P7">Дисковій простір та оперативна пам’ять робочої станції: згідно з вимогами найновішої версії інтернет-браузерів (Firefox, Chrome, Safari тощо).</text:p>
      <text:h text:style-name="Heading_20_2" text:outline-level="2">3.2. Вимоги до надійності.</text:h>
      <text:h text:style-name="Heading_20_3" text:outline-level="3">3.2.1. Вимоги до надійного функціонування</text:h>
      <text:p text:style-name="P8"><text:span text:style-name="T15">Система має бути доступна в режимі 24/7</text:span><text:span text:style-name="T4">. </text:span><text:span text:style-name="T15">Повна д</text:span><text:span text:style-name="T4">оступність </text:span><text:span text:style-name="T15">системи</text:span></text:p>
      <text:p text:style-name="P8"><text:span text:style-name="T4">при одночасн</text:span><text:span text:style-name="T15">ій</text:span><text:span text:style-name="T4"> </text:span><text:span text:style-name="T15">роботі</text:span><text:span text:style-name="T4"> </text:span><text:span text:style-name="T15">до 100</text:span><text:span text:style-name="T4"> користувачів.</text:span></text:p>
      <text:p text:style-name="P1">При апаратних збоях, відновлення нормальної роботи програми повинне виконуватися після:</text:p>
      <text:list xml:id="list154243949149750" text:continue-numbering="true" text:style-name="List_20_1">
        <text:list-item>
          <text:p text:style-name="P15">апаратні збої сервера - перезавантаження ОС сервера;</text:p>
        </text:list-item>
        <text:list-item>
          <text:p text:style-name="P25"><text:span text:style-name="T4">апаратні збої робочої станції – перезавантаження ОС ПК, запуск </text:span><text:span text:style-name="T13">інтернет-браузер</text:span><text:span text:style-name="T15">а, вхід в систему по посиланню;</text:span></text:p>
        </text:list-item>
        <text:list-item>
          <text:p text:style-name="P28"><text:span text:style-name="T15">м</text:span><text:span text:style-name="T4">ережеві збої — відновлення функціонування мережі, оновлення вмісту і</text:span><text:span text:style-name="T13">нтернет-браузер</text:span><text:span text:style-name="T15">а</text:span><text:span text:style-name="T4">;</text:span></text:p>
        </text:list-item>
        <text:list-item>
          <text:p text:style-name="P23"><text:span text:style-name="T15">СУБД </text:span><text:span text:style-name="T4">повинна повертатись в найближчий несуперечний стан – передбачити точки відновлення.</text:span></text:p>
        </text:list-item>
      </text:list>
      <text:p text:style-name="P1">При збоях програмного забезпечення:</text:p>
      <text:list xml:id="list154245872167590" text:continue-numbering="true" text:style-name="List_20_1">
        <text:list-item>
          <text:p text:style-name="P16">система повинна забезпечувати можливість відновлення даних та фіксацію і «відкат» транзакцій.</text:p>
        </text:list-item>
        <text:list-item>
          <text:p text:style-name="P16">в системі має бути реалізована коректна обробка виняткових ситуацій.</text:p>
        </text:list-item>
      </text:list>
      <text:h text:style-name="Heading_20_3" text:outline-level="3">3.2.2.Контроль вхідної і вихідної інформації</text:h>
      <text:p text:style-name="P8"><text:span text:style-name="T4">Для контролю коректності вхідної інформації та захисту від помилок </text:span><text:span text:style-name="T16">користувача</text:span><text:span text:style-name="T4">:</text:span></text:p>
      <text:list xml:id="list154244239868923" text:continue-numbering="true" text:style-name="List_20_1">
        <text:list-item>
          <text:p text:style-name="P15">Перевірка відповідності даних доменам інформаційних атрибутів;</text:p>
        </text:list-item>
        <text:list-item>
          <text:p text:style-name="P15">Використанням механізму авто заповнення та вибору за переліком для зв’язаних даних;</text:p>
        </text:list-item>
        <text:list-item>
          <text:p text:style-name="P15"><text:soft-page-break/>Визначені некоректні дії повинні супроводжуватись повідомленнями про помилку і блокуванням операцій оновлення даних.</text:p>
        </text:list-item>
      </text:list>
      <text:h text:style-name="Heading_20_3" text:outline-level="3">3.2.3. Час відновлення після відмови.</text:h>
      <text:p text:style-name="P4">Час відновлення після відмови, не пов'язаною з роботою програми, <text:span text:style-name="T28">залежить від причин виникнення відмови. </text:span></text:p>
      <text:h text:style-name="Heading_20_2" text:outline-level="2">3.3. Умови експлуатації і збереження</text:h>
      <text:p text:style-name="P1">Програма використовується у багатокористувальницькому <text:span text:style-name="T29">середовищі.</text:span> Регламенті операції проводити за графіком:</text:p>
      <text:p text:style-name="P1">створення резервних копій даних: 1 раз на тиждень;</text:p>
      <text:p text:style-name="P1">збереження резервної копії журналу транзакцій – 1 раз на тиждень;</text:p>
      <text:p text:style-name="P1">архівування даних – 1 раз на місяць.</text:p>
      <text:p text:style-name="P1">Збереження архівних копій - на визначених носіях. Збереження резервних копій – на визначеному диску без перезапису. Знищення копій за регламентом.</text:p>
      <text:h text:style-name="Heading_20_2" text:outline-level="2">3.4. Вимоги до інформаційної і програмної сумісності.</text:h>
      <text:h text:style-name="P14" text:outline-level="3">3.4.1. Вимоги до методів рішення і мов програмування</text:h>
      <text:p text:style-name="P1">Вибір методів рішення здійснюється розробникам без узгодження з замовником. СУБД обирається у відповідності до характеристик визначених в п.3. З замовником погоджується вибір варіанту за вартісною ознакою.</text:p>
      <text:h text:style-name="Heading_20_3" text:outline-level="3">3.4.<text:span text:style-name="T29">2</text:span>. Вимоги до системи програмних засобів.</text:h>
      <text:p text:style-name="P1">Вимоги до програмного забезпечення сервера:</text:p>
      <text:list xml:id="list154244381122296" text:continue-numbering="true" text:style-name="List_20_1">
        <text:list-item>
          <text:p text:style-name="P23"><text:span text:style-name="T4">ОС – </text:span><text:span text:style-name="T17">Linux Ubuntu </text:span><text:span text:style-name="T22">Server</text:span><text:span text:style-name="T17"> 18.04 або новіше</text:span><text:span text:style-name="T4">, </text:span><text:span text:style-name="T17">Docker 19.03 </text:span><text:span text:style-name="T18">або новіше;</text:span></text:p>
        </text:list-item>
        <text:list-item>
          <text:p text:style-name="P15">СУБД визначається встановлюється та налаштовується розробником (ліцензування СУБД виконується замовником).</text:p>
        </text:list-item>
      </text:list>
      <text:p text:style-name="P1">Вимоги до програмного забезпечення робочої станції:</text:p>
      <text:p text:style-name="P12"><text:span text:style-name="T4">ОС — </text:span><text:span text:style-name="T18">будь яка придатна </text:span><text:span text:style-name="T19">до </text:span><text:span text:style-name="T18">повноцінного функціонування </text:span><text:span text:style-name="T13">найновішої версії інтернет-браузерів (Firefox, Chrome, Safari тощо)</text:span><text:span text:style-name="T4">.</text:span></text:p>
      <text:p text:style-name="P1">Робоча станція <text:span text:style-name="T31">має бути</text:span> клієнтом мереж<text:span text:style-name="T30">і tcp/ip та ма</text:span><text:span text:style-name="T31">ти</text:span><text:span text:style-name="T30"> </text:span><text:span text:style-name="T32">мережевий </text:span><text:span text:style-name="T30">доступ до сервера системи</text:span>.</text:p>
      <text:h text:style-name="Heading_20_2" text:outline-level="2"><text:soft-page-break/>3.5. Вимоги до складу і параметрів технічних засобів.</text:h>
      <text:p text:style-name="P1">Вимоги до складу технічних засобів:</text:p>
      <text:p text:style-name="P1">1. Сервер:</text:p>
      <text:list xml:id="list154244518899322" text:continue-numbering="true" text:style-name="List_20_1">
        <text:list-item>
          <text:p text:style-name="P15">сервер у базовій конфігурації із підтримкою RAID <text:span text:style-name="T33">або віртуальний сервер з виділеними необхідними ресурсами</text:span>;</text:p>
        </text:list-item>
        <text:list-item>
          <text:p text:style-name="P15">засоби для під’єднання до мережі.</text:p>
        </text:list-item>
      </text:list>
      <text:p text:style-name="P1">2. Робоча станція:</text:p>
      <text:p text:style-name="P8"><text:span text:style-name="T20">пристрій</text:span><text:span text:style-name="T4"> на базі процесорів Intel, AMD, </text:span><text:span text:style-name="T20">ARM</text:span><text:span text:style-name="T4"> у стандартній комплектації;</text:span></text:p>
      <text:p text:style-name="P1">периферійні пристрої друку;</text:p>
      <text:p text:style-name="P1">засоби для під’єднання до мережі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5T12:09:55.723308672</meta:creation-date>
    <dc:date>2021-04-01T15:42:43.604203280</dc:date>
    <meta:editing-duration>PT1H54M3S</meta:editing-duration>
    <meta:editing-cycles>30</meta:editing-cycles>
    <meta:generator>LibreOffice/6.4.6.2$Linux_X86_64 LibreOffice_project/40$Build-2</meta:generator>
    <meta:document-statistic meta:table-count="0" meta:image-count="0" meta:object-count="0" meta:page-count="6" meta:paragraph-count="104" meta:word-count="952" meta:character-count="7419" meta:non-whitespace-character-count="6593"/>
  </office:meta>
</office:document-meta>
</file>